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67cm"/>
    </style:style>
    <style:style style:name="co2" style:family="table-column">
      <style:table-column-properties fo:break-before="auto" style:column-width="19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195cm"/>
    </style:style>
    <style:style style:name="co5" style:family="table-column">
      <style:table-column-properties fo:break-before="auto" style:column-width="9.315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13.238cm"/>
    </style:style>
    <style:style style:name="co8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97e"/>
    </style:style>
    <style:style style:name="ce2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1" style:family="table-cell" style:parent-style-name="Default"/>
    <style:style style:name="ce4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ee97e"/>
    </style:style>
    <style:style style:name="ce10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eee97e"/>
    </style:style>
    <style:style style:name="ce17" style:family="table-cell" style:parent-style-name="Default">
      <style:table-cell-properties fo:background-color="#eee97e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eee97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eee97e"/>
    </style:style>
    <style:style style:name="ce27" style:family="table-cell" style:parent-style-name="Default">
      <style:table-cell-properties fo:background-color="#fcdddd"/>
    </style:style>
    <style:style style:name="ce28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1" style:family="table-cell" style:parent-style-name="Default">
      <style:table-cell-properties fo:background-color="#fcdddd"/>
    </style:style>
    <style:style style:name="ce32" style:family="table-cell" style:parent-style-name="Default">
      <style:table-cell-properties fo:background-color="#fcdddd"/>
      <style:text-properties style:text-line-through-style="solid" style:text-line-through-type="singl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eee97e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/>
    <style:style style:name="ce39" style:family="table-cell" style:parent-style-name="Default">
      <style:table-cell-properties fo:border-bottom="0.74pt solid #000000" fo:background-color="#eee97e" fo:border-left="none" fo:border-right="none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eee97e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ploaded</text:p>
          </table:table-cell>
        </table:table-row>
        <table:table-row table:style-name="ro1" table:visibility="filter">
          <table:table-cell table:formula="of:=[$good.A10]" office:value-type="string" office:string-value="Diageo - Learning for Life" calcext:value-type="string">
            <text:p>Diageo - Learning for Lif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1]" office:value-type="string" office:string-value="Doosan Babcock - 125th Anniversary Film" calcext:value-type="string">
            <text:p>Doosan Babcock - 125th Anniversary Fil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" table:formula="of:=[$good.A12]" office:value-type="string" office:string-value="Education Scotland - Global Citizenship" calcext:value-type="string">
            <text:p>Education Scotland - Global Citizenship</text:p>
          </table:table-cell>
          <table:table-cell table:style-name="ce27" office:value-type="string" calcext:value-type="string">
            <text:p>finishing each other’s sentences; transcription would read as though one person spoke; good intercutting of children cutaway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3]" office:value-type="string" office:string-value="Education Scotland - Outdoor Learning" calcext:value-type="string">
            <text:p>Education Scotland - Outdoor Learning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4]" office:value-type="string" office:string-value="Education Scotland - Sustainable Development" calcext:value-type="string">
            <text:p>Education Scotland - Sustainable Development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formula="of:=[$good.A15]" office:value-type="string" office:string-value="Education Scotland - The Art of Learning and Beyond" calcext:value-type="string">
            <text:p>Education Scotland - The Art of Learning and Beyond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" table:formula="of:=[$good.A1]" office:value-type="string" office:string-value="Kent County Council - Fraud and Financial Abuse" calcext:value-type="string">
            <text:p>Kent County Council - Fraud and Financial Abuse</text:p>
          </table:table-cell>
          <table:table-cell table:style-name="ce28" office:value-type="string" calcext:value-type="string">
            <text:p>drama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16]" office:value-type="string" office:string-value="Kent County Council - Fraud and Financial Abuse-social media" calcext:value-type="string">
            <text:p>Kent County Council - Fraud and Financial Abuse-social media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4" table:formula="of:=[$good.A2]" office:value-type="string" office:string-value="LBG - Customer First tv - Risk" calcext:value-type="string">
            <text:p>LBG - Customer First tv - Risk</text:p>
          </table:table-cell>
          <table:table-cell table:style-name="ce28" office:value-type="string" calcext:value-type="string">
            <text:p>sound effect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8]" office:value-type="string" office:string-value="LBG - Inclusive Communications" calcext:value-type="string">
            <text:p>LBG - Inclusive Communications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5" table:formula="of:=[$good.A19]" office:value-type="string" office:string-value="LBG - Mental Health Strategy" calcext:value-type="string">
            <text:p>LBG - Mental Health Strategy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]" office:value-type="string" office:string-value="LBG - Vulnerable Customers - Domestic Abuse" calcext:value-type="string">
            <text:p>LBG - Vulnerable Customers - Domestic Abuse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0]" office:value-type="string" office:string-value="Scottish Enterprise - MIPIM Conference 2019" calcext:value-type="string">
            <text:p>Scottish Enterprise - MIPIM Conference 2019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table:formula="of:=[$good.A4]" office:value-type="string" office:string-value="Napier Innovation Hub - Cogmhear" calcext:value-type="string">
            <text:p>Napier Innovation Hub - Cogmhear</text:p>
          </table:table-cell>
          <table:table-cell table:style-name="ce31" office:value-type="string" calcext:value-type="string">
            <text:p>finishing each other’s sentences; transcription would read as though one person spoke; onbrand graphic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office:value-type="string" calcext:value-type="string">
            <text:p>Napier Innovation Hub - CSY Architects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office:value-type="string" calcext:value-type="string">
            <text:p>Napier Innovation Hub - Transforming Timber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table:formula="of:=[$good.A21]" office:value-type="string" office:string-value="NES - Bereavement A&amp;E" calcext:value-type="string">
            <text:p>NES - Bereavement A&amp;E</text:p>
          </table:table-cell>
          <table:table-cell table:style-name="ce31" office:value-type="string" calcext:value-type="string">
            <text:p>music used as sound effect; good use of stock; worked closely with client on feedback to make it NHS brand complient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office:value-type="string" calcext:value-type="string">
            <text:p>NES Mobile Skills Unit Testimonial</text:p>
          </table:table-cell>
          <table:table-cell table:style-name="ce31" office:value-type="string" calcext:value-type="string">
            <text:p>finishing each other’s sentences; transcription would read as though one person spoke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7" office:value-type="string" calcext:value-type="string">
            <text:p>New Register House Tour</text:p>
          </table:table-cell>
          <table:table-cell table:style-name="ce31" office:value-type="string" calcext:value-type="string">
            <text:p>creative music editing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0" table:formula="of:=[$good.A5]" office:value-type="string" office:string-value="Newton 2021 - Event opening film" calcext:value-type="string">
            <text:p>Newton 2021 - Event opening film</text:p>
          </table:table-cell>
          <table:table-cell table:style-name="ce32" office:value-type="string" calcext:value-type="string">
            <text:p>classy promo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6]" office:value-type="string" office:string-value="Newton 2021 - Teaser" calcext:value-type="string">
            <text:p>Newton 2021 - Teaser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>
          <table:table-cell table:style-name="ce11" office:value-type="string" calcext:value-type="string">
            <text:p>Newton Presentation 2024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Dimitri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Euan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Euan - Diversity and Inclusion</text:p>
          </table:table-cell>
          <table:table-cell table:style-name="ce11"/>
          <table:table-cell/>
        </table:table-row>
        <table:table-row table:style-name="ro1">
          <table:table-cell table:style-name="ce10" office:value-type="string" calcext:value-type="string">
            <text:p>Newton Presentation 2024 - Jason</text:p>
          </table:table-cell>
          <table:table-cell table:style-name="ce32" office:value-type="string" calcext:value-type="string">
            <text:p>Simple but effective onbrand graphics done on tight budget</text:p>
          </table:table-cell>
          <table:table-cell/>
        </table:table-row>
        <table:table-row table:style-name="ro1">
          <table:table-cell table:style-name="ce11" office:value-type="string" calcext:value-type="string">
            <text:p>Newton Presentation 2024 - Lars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Mitesh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ewton Presentation 2024 - Sarah</text:p>
          </table:table-cell>
          <table:table-cell table:style-name="ce11"/>
          <table:table-cell/>
        </table:table-row>
        <table:table-row table:style-name="ro1">
          <table:table-cell table:style-name="ce14" office:value-type="string" calcext:value-type="string">
            <text:p>NHS Child and Adolescent Trauma</text:p>
          </table:table-cell>
          <table:table-cell table:style-name="ce31" office:value-type="string" calcext:value-type="string">
            <text:p>animation soun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NHS Workplace Bereavement - Care at Home Manag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GP Practice Manag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Home Carer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Nurse</text:p>
          </table:table-cell>
          <table:table-cell table:style-name="ce11"/>
          <table:table-cell/>
        </table:table-row>
        <table:table-row table:style-name="ro1">
          <table:table-cell table:style-name="ce5" office:value-type="string" calcext:value-type="string">
            <text:p>NHS Workplace Bereavement - Orthopaedic Trauma Consultant</text:p>
          </table:table-cell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NHS Workplace Bereavement - Porter</text:p>
          </table:table-cell>
          <table:table-cell table:style-name="ce11"/>
          <table:table-cell/>
        </table:table-row>
        <table:table-row table:style-name="ro1" table:visibility="filter">
          <table:table-cell table:style-name="ce17" table:formula="of:=[$good.A22]" office:value-type="string" office:string-value="Oceans Of Value" calcext:value-type="string">
            <text:p>Oceans Of Value</text:p>
          </table:table-cell>
          <table:table-cell table:style-name="ce32" office:value-type="string" calcext:value-type="string">
            <text:p>long form documentar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1" table:formula="of:=[$good.A7]" office:value-type="string" office:string-value="Oceans of Value - Chapter 1" calcext:value-type="string">
            <text:p>Oceans of Value - Chapter 1</text:p>
          </table:table-cell>
          <table:table-cell table:style-name="ce11"/>
          <table:table-cell/>
        </table:table-row>
        <table:table-row table:style-name="ro1">
          <table:table-cell table:style-name="ce11" table:formula="of:=[$good.A8]" office:value-type="string" office:string-value="Oceans of Value - Chapter 5 with credits" calcext:value-type="string">
            <text:p>Oceans of Value - Chapter 5 with credits</text:p>
          </table:table-cell>
          <table:table-cell table:style-name="ce11"/>
          <table:table-cell/>
        </table:table-row>
        <table:table-row table:style-name="ro1" table:visibility="filter">
          <table:table-cell table:style-name="ce19" table:formula="of:=[$good.A23]" office:value-type="string" office:string-value="Scottish Enterprise - Annual Review 2015" calcext:value-type="string">
            <text:p>Scottish Enterprise - Annual Review 2015</text:p>
          </table:table-cell>
          <table:table-cell table:style-name="ce31" office:value-type="string" calcext:value-type="string">
            <text:p>made quickly in response to client feedback; footage was filmed for entirely different brief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4]" office:value-type="string" office:string-value="Scottish Enterprise - Eco Build" calcext:value-type="string">
            <text:p>Scottish Enterprise - Eco Build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5]" office:value-type="string" office:string-value="Scottish Land Commission - Portobello" calcext:value-type="string">
            <text:p>Scottish Land Commission - Portobello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1" table:formula="of:=[$good.A26]" office:value-type="string" office:string-value="SCTS - Community Sentencing" calcext:value-type="string">
            <text:p>SCTS - Community Sentencing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7]" office:value-type="string" office:string-value="SCTS - Prison Sentencing" calcext:value-type="string">
            <text:p>SCTS - Prison Sentencing</text:p>
          </table:table-cell>
          <table:table-cell table:style-name="ce31" office:value-type="string" calcext:value-type="string">
            <text:p>custom music; finishing each other’s sentence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28]" office:value-type="string" office:string-value="SE - Making Scotland's Future 2023" calcext:value-type="string">
            <text:p>SE - Making Scotland's Future 2023</text:p>
          </table:table-cell>
          <table:table-cell table:style-name="ce31" office:value-type="string" calcext:value-type="string">
            <text:p>cut to beat both between shots and action within shots; integrating external supplied graphics and edit graphics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29]" office:value-type="string" office:string-value="SSE - Beauly Denny Project-Tower Construction" calcext:value-type="string">
            <text:p>SSE - Beauly Denny Project-Tower Construction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0]" office:value-type="string" office:string-value="Stagecoach - Driving Fitness intro video" calcext:value-type="string">
            <text:p>Stagecoach - Driving Fitness intro video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22" table:formula="of:=[$good.A31]" office:value-type="string" office:string-value="Stagecoach - SquadOnBoard" calcext:value-type="string">
            <text:p>Stagecoach - SquadOnBoard</text:p>
          </table:table-cell>
          <table:table-cell table:style-name="ce31" office:value-type="string" calcext:value-type="string">
            <text:p>good use of music, cutting to different tracks to suit each finalist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2]" office:value-type="string" office:string-value="Talent Scotland - Laura" calcext:value-type="string">
            <text:p>Talent Scotland - Laura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 table:visibility="filter">
          <table:table-cell table:style-name="ce11" table:formula="of:=[$good.A33]" office:value-type="string" office:string-value="VisitScotland - Film locations promo (German)" calcext:value-type="string">
            <text:p>VisitScotland - Film locations promo (German)</text:p>
          </table:table-cell>
          <table:table-cell table:style-name="ce11"/>
          <table:table-cell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VisitScotland - Castles promo (German)</text:p>
          </table:table-cell>
          <table:table-cell table:style-name="ce31" office:value-type="string" calcext:value-type="string">
            <text:p>foreign language graphics, worked closely with client for placement and timings</text:p>
          </table:table-cell>
          <table:table-cell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new.A8:new.B52">
            <calcext:condition calcext:apply-style-name="Accent 1" calcext:value="contains-text(&quot;[A-Z]&quot;)" calcext:base-cell-address="new.A8"/>
          </calcext:conditional-format>
        </calcext:conditional-formats>
      </table:table>
      <table:table table:name="good" table:style-name="ta1">
        <office:forms form:automatic-focus="false" form:apply-design-mode="false"/>
        <table:table-column table:style-name="co4" table:default-cell-style-name="Default"/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Scottish Enterprise - 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intro video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 (German)</text:p>
          </table:table-cell>
        </table:table-row>
      </table:table>
      <table:table table:name="link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6" office:value-type="string" calcext:value-type="string">
            <text:p>VIDEO</text:p>
          </table:table-cell>
          <table:table-cell table:style-name="ce39" office:value-type="string" calcext:value-type="string">
            <text:p>DESCRIPTION</text:p>
          </table:table-cell>
          <table:table-cell table:style-name="ce40" office:value-type="string" calcext:value-type="string">
            <text:p>YOUTUBE LINK</text:p>
          </table:table-cell>
          <table:table-cell table:style-name="ce40" office:value-type="string" calcext:value-type="string">
            <text:p>BITLY LINK</text:p>
          </table:table-cell>
        </table:table-row>
        <table:table-row table:style-name="ro1">
          <table:table-cell office:value-type="string" calcext:value-type="string">
            <text:p>OceansofValu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x-fg-mD1SrQ</text:p>
          </table:table-cell>
          <table:table-cell/>
        </table:table-row>
        <table:table-row table:style-name="ro1">
          <table:table-cell office:value-type="string" calcext:value-type="string">
            <text:p>KentCountyCouncil-FraudandFinancialAbus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3KcZIXhrRxw</text:p>
          </table:table-cell>
          <table:table-cell/>
        </table:table-row>
        <table:table-row table:style-name="ro1">
          <table:table-cell office:value-type="string" calcext:value-type="string">
            <text:p>Newton2021-Eventopeningfilm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23cg27VoVzA</text:p>
          </table:table-cell>
          <table:table-cell/>
        </table:table-row>
        <table:table-row table:style-name="ro1">
          <table:table-cell office:value-type="string" calcext:value-type="string">
            <text:p>NewtonPresentation202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I7ReTu0gRrs</text:p>
          </table:table-cell>
          <table:table-cell/>
        </table:table-row>
        <table:table-row table:style-name="ro1">
          <table:table-cell office:value-type="string" calcext:value-type="string">
            <text:p>LBG-CustomerFirsttv-Risk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RwQuzzzNCbE</text:p>
          </table:table-cell>
          <table:table-cell/>
        </table:table-row>
        <table:table-row table:style-name="ro1">
          <table:table-cell office:value-type="string" calcext:value-type="string">
            <text:p>NESMobileSkillsUnitTestimonial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xj1KGAnKtWM</text:p>
          </table:table-cell>
          <table:table-cell/>
        </table:table-row>
        <table:table-row table:style-name="ro1">
          <table:table-cell office:value-type="string" calcext:value-type="string">
            <text:p>SE_MakingScotlandsFuture_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RAalmdrNasE</text:p>
          </table:table-cell>
          <table:table-cell/>
        </table:table-row>
        <table:table-row table:style-name="ro1">
          <table:table-cell office:value-type="string" calcext:value-type="string">
            <text:p>SE_MakingScotlandsFuture_music_cut</text:p>
          </table:table-cell>
          <table:table-cell office:value-type="string" calcext:value-type="string">
            <text:p>music cut</text:p>
          </table:table-cell>
          <table:table-cell office:value-type="string" calcext:value-type="string">
            <text:p>https://youtu.be/RAalmdrNasE?si=rzUqfE_HoayaK_4x&amp;t=43</text:p>
          </table:table-cell>
          <table:table-cell/>
        </table:table-row>
        <table:table-row table:style-name="ro1">
          <table:table-cell office:value-type="string" calcext:value-type="string">
            <text:p>SE_MakingScotlandsFuture_action_beat_match</text:p>
          </table:table-cell>
          <table:table-cell office:value-type="string" calcext:value-type="string">
            <text:p>beat match</text:p>
          </table:table-cell>
          <table:table-cell office:value-type="string" calcext:value-type="string">
            <text:p>https://youtu.be/RAalmdrNasE?si=tRd2PAsa6_ph4c9k&amp;t=51</text:p>
          </table:table-cell>
          <table:table-cell/>
        </table:table-row>
        <table:table-row table:style-name="ro1">
          <table:table-cell office:value-type="string" calcext:value-type="string">
            <text:p>Coghmea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Cw7e0ic7Ey4</text:p>
          </table:table-cell>
          <table:table-cell/>
        </table:table-row>
        <table:table-row table:style-name="ro1">
          <table:table-cell office:value-type="string" calcext:value-type="string">
            <text:p>VisitScotland_German_castle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yT0CJiXv0-U</text:p>
          </table:table-cell>
          <table:table-cell/>
        </table:table-row>
        <table:table-row table:style-name="ro1">
          <table:table-cell office:value-type="string" calcext:value-type="string">
            <text:p>BereavementA&amp;E_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s7G6mfRpoCU</text:p>
          </table:table-cell>
          <table:table-cell/>
        </table:table-row>
        <table:table-row table:style-name="ro1">
          <table:table-cell office:value-type="string" calcext:value-type="string">
            <text:p>BereavementA&amp;E</text:p>
          </table:table-cell>
          <table:table-cell office:value-type="string" calcext:value-type="string">
            <text:p>reversed music</text:p>
          </table:table-cell>
          <table:table-cell office:value-type="string" calcext:value-type="string">
            <text:p>https://youtu.be/s7G6mfRpoCU?si=8-2eFVx4lMFJgNlG&amp;t=231</text:p>
          </table:table-cell>
          <table:table-cell/>
        </table:table-row>
        <table:table-row table:style-name="ro1">
          <table:table-cell office:value-type="string" calcext:value-type="string">
            <text:p>BereavementA&amp;E_doors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https://youtu.be/s7G6mfRpoCU?si=h7mCs0CxmZIC8Cp8&amp;t=470</text:p>
          </table:table-cell>
          <table:table-cell/>
        </table:table-row>
        <table:table-row table:style-name="ro1">
          <table:table-cell table:style-name="ce37" office:value-type="string" calcext:value-type="string">
            <text:p>PrisonSentencing </text:p>
          </table:table-cell>
          <table:table-cell office:value-type="string" calcext:value-type="string">
            <text:p>alternative synth</text:p>
          </table:table-cell>
          <table:table-cell office:value-type="string" calcext:value-type="string">
            <text:p>https://youtu.be/8ikps64ec3I</text:p>
          </table:table-cell>
          <table:table-cell/>
        </table:table-row>
        <table:table-row table:style-name="ro1">
          <table:table-cell office:value-type="string" calcext:value-type="string">
            <text:p>Mr Beas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InCGES-5KSg?si=RsfI-RrMsqPth3ro&amp;t=0</text:p>
          </table:table-cell>
          <table:table-cell/>
        </table:table-row>
        <table:table-row table:style-name="ro1">
          <table:table-cell office:value-type="string" calcext:value-type="string">
            <text:p>Education Scotland – Outdoor Learni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rRa7cL7VpGE</text:p>
          </table:table-cell>
          <table:table-cell/>
        </table:table-row>
        <table:table-row table:style-name="ro1">
          <table:table-cell table:style-name="ce38" office:value-type="string" calcext:value-type="string">
            <text:p>SE_AnnualReview_201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ttps://youtu.be/OnoYiEk2ZnE</text:p>
          </table:table-cell>
          <table:table-cell/>
        </table:table-row>
      </table:table>
      <table:named-expressions/>
      <table:database-ranges>
        <table:database-range table:name="__Anonymous_Sheet_DB__0" table:target-range-address="new.A1:new.C52" table:display-filter-buttons="true">
          <table:filter>
            <table:filter-and>
              <table:filter-condition table:data-type="number" table:value="66" table:operator="empty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2:16:14.26095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31T17:57:42.271966500</dc:date>
    <meta:editing-duration>PT2H35M42S</meta:editing-duration>
    <meta:editing-cycles>13</meta:editing-cycles>
    <meta:generator>LibreOffice/25.8.1.1$Windows_X86_64 LibreOffice_project/54047653041915e595ad4e45cccea684809c77b5</meta:generator>
    <meta:document-statistic meta:table-count="3" meta:cell-count="194" meta:object-count="0"/>
  </office:meta>
</office:document-meta>
</file>